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Times New Roman" style:text-underline-style="none" fo:font-weight="normal" officeooo:rsid="00004aa4" officeooo:paragraph-rsid="000f06e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0f06e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026e6" style:font-weight-asian="normal" style:font-weight-complex="normal"/>
    </style:style>
    <style:style style:name="P4" style:family="paragraph" style:parent-style-name="Standard" style:list-style-name="L6">
      <style:paragraph-properties fo:text-align="start" style:justify-single-word="false"/>
      <style:text-properties style:font-name="Times New Roman" style:text-underline-style="none" fo:font-weight="normal" officeooo:rsid="001e0b88" officeooo:paragraph-rsid="000f06e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478e" officeooo:paragraph-rsid="000f06e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51c3" officeooo:paragraph-rsid="000f06e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51c3" officeooo:paragraph-rsid="001026e6" style:font-weight-asian="normal" style:font-weight-complex="normal"/>
    </style:style>
    <style:style style:name="P8" style:family="paragraph" style:parent-style-name="Standard" style:list-style-name="L8">
      <style:paragraph-properties fo:text-align="start" style:justify-single-word="false"/>
      <style:text-properties style:font-name="Times New Roman" style:text-underline-style="none" fo:font-weight="normal" officeooo:rsid="001026e6" officeooo:paragraph-rsid="001026e6" style:font-weight-asian="normal" style:font-weight-complex="normal"/>
    </style:style>
    <style:style style:name="P9" style:family="paragraph" style:parent-style-name="Standard" style:list-style-name="L9">
      <style:paragraph-properties fo:text-align="start" style:justify-single-word="false"/>
      <style:text-properties style:font-name="Times New Roman" style:text-underline-style="none" fo:font-weight="normal" officeooo:rsid="001026e6" officeooo:paragraph-rsid="001026e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026e6" officeooo:paragraph-rsid="001026e6" style:font-weight-asian="normal" style:font-weight-complex="normal"/>
    </style:style>
    <style:style style:name="P11" style:family="paragraph" style:parent-style-name="Standard" style:list-style-name="L10">
      <style:paragraph-properties fo:text-align="start" style:justify-single-word="false"/>
      <style:text-properties style:font-name="Times New Roman" style:text-underline-style="none" fo:font-weight="normal" officeooo:rsid="001026e6" officeooo:paragraph-rsid="001026e6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0f06e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0f06eb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026e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0f06e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4478e" officeooo:paragraph-rsid="000f06e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e9f52" officeooo:paragraph-rsid="000f06eb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be309" officeooo:paragraph-rsid="000f06eb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be309" officeooo:paragraph-rsid="001026e6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0f06eb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1026e6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0f06eb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1026e6" style:font-style-asian="italic" style:font-weight-asian="normal" style:font-style-complex="italic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Times New Roman" fo:font-style="normal" style:text-underline-style="none" fo:font-weight="normal" officeooo:rsid="001c92a2" officeooo:paragraph-rsid="000f06eb" style:font-style-asian="normal" style:font-weight-asian="normal" style:font-style-complex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Times New Roman" fo:font-style="normal" style:text-underline-style="none" fo:font-weight="normal" officeooo:rsid="001026e6" officeooo:paragraph-rsid="001026e6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026e6" officeooo:paragraph-rsid="001026e6" style:font-style-asian="normal" style:font-weight-asian="normal" style:font-style-complex="normal" style:font-weight-complex="normal"/>
    </style:style>
    <style:style style:name="T1" style:family="text">
      <style:text-properties officeooo:rsid="001c92a2"/>
    </style:style>
    <style:style style:name="T2" style:family="text">
      <style:text-properties officeooo:rsid="0012dd44"/>
    </style:style>
    <style:style style:name="T3" style:family="text">
      <style:text-properties officeooo:rsid="001451c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26e6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c92a2" style:font-style-asian="italic" style:font-style-complex="italic"/>
    </style:style>
    <style:style style:name="T8" style:family="text">
      <style:text-properties fo:font-style="italic" officeooo:rsid="001026e6" style:font-style-asian="italic" style:font-style-complex="italic"/>
    </style:style>
    <style:style style:name="T9" style:family="text">
      <style:text-properties officeooo:rsid="001026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9">Microprocessor Systems </text:span>Exam Notes</text:p>
      <text:p text:style-name="P12"/>
      <text:list xml:id="list1495624607" text:style-name="L1">
        <text:list-item>
          <text:p text:style-name="P1"><text:span text:style-name="T2">Two </text:span>hour Exam</text:p>
        </text:list-item>
        <text:list-item>
          <text:p text:style-name="P1">Answer <text:span text:style-name="T3">2 of 3 Questions</text:span></text:p>
        </text:list-item>
        <text:list-item>
          <text:p text:style-name="P1"><text:span text:style-name="T3">1 hour </text:span>per question</text:p>
        </text:list-item>
      </text:list>
      <text:p text:style-name="P15"/>
      <text:p text:style-name="P15">Notes</text:p>
      <text:p text:style-name="P15"/>
      <text:list xml:id="list1619913350" text:style-name="L6">
        <text:list-item>
          <text:p text:style-name="P4"/>
        </text:list-item>
      </text:list>
      <text:p text:style-name="P5"/>
      <text:p text:style-name="P16">Layout</text:p>
      <text:p text:style-name="P16"/>
      <text:p text:style-name="P17"/>
      <text:p text:style-name="P5">Q1 –<text:span text:style-name="T4"> </text:span><text:span text:style-name="T5">Memory, Cache &amp; Pipelining</text:span></text:p>
      <text:p text:style-name="P5">Q2 – <text:span text:style-name="T9">Interfaces, I/O &amp; Subroutines</text:span></text:p>
      <text:p text:style-name="P5">Q3 – <text:span text:style-name="T9">Interrupts &amp; Modes</text:span></text:p>
      <text:p text:style-name="P5"/>
      <text:p text:style-name="P13"><text:span text:style-name="T1">2017</text:span> Exam:</text:p>
      <text:p text:style-name="P22"/>
      <text:p text:style-name="P2"><text:span text:style-name="T6">Q1 –</text:span><text:span text:style-name="T7"> </text:span><text:span text:style-name="T8">Memory, Cache &amp; Pipelining</text:span></text:p>
      <text:p text:style-name="P18"/>
      <text:list xml:id="list2806485732" text:style-name="L7">
        <text:list-item>
          <text:p text:style-name="P25">Explain RAM, ROM, Flash, Dynamic RAM, Static RAM</text:p>
        </text:list-item>
        <text:list-item>
          <text:p text:style-name="P25">Explain Memory Mapped Input/Output</text:p>
        </text:list-item>
        <text:list-item>
          <text:p text:style-name="P25">Explain Cache</text:p>
        </text:list-item>
        <text:list-item>
          <text:p text:style-name="P25">How three-staged pipelines work </text:p>
        </text:list-item>
        <text:list-item>
          <text:p text:style-name="P25">Branch instructions disrupting pipeline</text:p>
        </text:list-item>
      </text:list>
      <text:p text:style-name="P2"/>
      <text:p text:style-name="P20">Q<text:span text:style-name="T1">2 </text:span>– <text:span text:style-name="T9">Interfaces, I/O &amp; Subroutines</text:span></text:p>
      <text:p text:style-name="P2"/>
      <text:list xml:id="list4069236552" text:style-name="L8">
        <text:list-item>
          <text:p text:style-name="P8">Interfaces &amp; how they work</text:p>
        </text:list-item>
        <text:list-item>
          <text:p text:style-name="P8">Subroutines behaviour</text:p>
        </text:list-item>
        <text:list-item>
          <text:p text:style-name="P8">Write a subroutine to handle I/O (Switches)</text:p>
        </text:list-item>
        <text:list-item>
          <text:p text:style-name="P8">Subroutine bounce</text:p>
        </text:list-item>
      </text:list>
      <text:p text:style-name="P6"/>
      <text:p text:style-name="P2"><text:span text:style-name="T6">Q</text:span><text:span text:style-name="T7">3</text:span><text:span text:style-name="T6"> – </text:span><text:span text:style-name="T8">Interrupts &amp; Modes</text:span></text:p>
      <text:p text:style-name="P18"/>
      <text:list xml:id="list151828782446159" text:continue-list="list2806485732" text:style-name="L7">
        <text:list-item>
          <text:p text:style-name="P25">Explain 4 ARM Processor Modes</text:p>
        </text:list-item>
        <text:list-item>
          <text:p text:style-name="P25">Explain an interrupt</text:p>
        </text:list-item>
        <text:list-item>
          <text:p text:style-name="P25">Vectored Interrupt vs Non-vectored Interrupt</text:p>
        </text:list-item>
        <text:list-item>
          <text:p text:style-name="P25">Write a SWI (Interrupt) handler </text:p>
        </text:list-item>
      </text:list>
      <text:p text:style-name="P2"/>
      <text:p text:style-name="P13"><text:span text:style-name="T1">2016</text:span> Exam:</text:p>
      <text:p text:style-name="P22"/>
      <text:p text:style-name="P3"><text:span text:style-name="T6">Q1 – </text:span><text:span text:style-name="T8">Memory, Cache &amp; Pipelining</text:span></text:p>
      <text:p text:style-name="P18"/>
      <text:list xml:id="list151828400338778" text:continue-numbering="true" text:style-name="L7">
        <text:list-item>
          <text:p text:style-name="P25">Basic subroutine accessing memory</text:p>
        </text:list-item>
        <text:list-item>
          <text:p text:style-name="P25">Cache</text:p>
        </text:list-item>
        <text:list-item>
          <text:p text:style-name="P25">Explain three-stage pipelining</text:p>
          <text:p text:style-name="P24"/>
        </text:list-item>
      </text:list>
      <text:p text:style-name="P2"/>
      <text:p text:style-name="P2"/>
      <text:p text:style-name="P21"><text:soft-page-break/>Q<text:span text:style-name="T1">2 </text:span>– <text:span text:style-name="T9">Interrupts &amp; Modes</text:span></text:p>
      <text:p text:style-name="P2"/>
      <text:list xml:id="list2067911899" text:style-name="L9">
        <text:list-item>
          <text:p text:style-name="P9">List all the different modes</text:p>
        </text:list-item>
        <text:list-item>
          <text:p text:style-name="P9">Explain what the modes are used for</text:p>
        </text:list-item>
        <text:list-item>
          <text:p text:style-name="P9">Write code to put processor into user mode</text:p>
        </text:list-item>
        <text:list-item>
          <text:p text:style-name="P9">Write an interrupt handler that is called by clock</text:p>
        </text:list-item>
        <text:list-item>
          <text:p text:style-name="P9">Maintains a counter in <text:s/>memory</text:p>
        </text:list-item>
      </text:list>
      <text:p text:style-name="P10"/>
      <text:p text:style-name="P6"/>
      <text:p text:style-name="P3"><text:span text:style-name="T6">Q</text:span><text:span text:style-name="T7">3</text:span><text:span text:style-name="T6"> – </text:span><text:span text:style-name="T8">Interrupts &amp; Modes</text:span></text:p>
      <text:p text:style-name="P18"/>
      <text:list xml:id="list151827444644889" text:continue-list="list151828400338778" text:style-name="L7">
        <text:list-item>
          <text:p text:style-name="P25">What is the context of a program </text:p>
        </text:list-item>
        <text:list-item>
          <text:p text:style-name="P25">How does an interrupt handler preserve the context</text:p>
        </text:list-item>
        <text:list-item>
          <text:p text:style-name="P25">Interrupt handler to save the entire register of the CPSR context</text:p>
        </text:list-item>
      </text:list>
      <text:p text:style-name="P26"/>
      <text:p text:style-name="P26"/>
      <text:p text:style-name="P14"><text:span text:style-name="T1">2015 </text:span>Exam:</text:p>
      <text:p text:style-name="P23"/>
      <text:p text:style-name="P3"><text:span text:style-name="T6">Q1 –</text:span><text:span text:style-name="T7"> </text:span><text:span text:style-name="T8">Memory, Cache &amp; Pipelining</text:span></text:p>
      <text:p text:style-name="P19"/>
      <text:list xml:id="list151828017125855" text:continue-numbering="true" text:style-name="L7">
        <text:list-item>
          <text:p text:style-name="P25">Explain pipelining</text:p>
        </text:list-item>
        <text:list-item>
          <text:p text:style-name="P25">How can pipelining improve performance</text:p>
        </text:list-item>
        <text:list-item>
          <text:p text:style-name="P25">Explain cache</text:p>
        </text:list-item>
        <text:list-item>
          <text:p text:style-name="P25">Practical implications of cache</text:p>
        </text:list-item>
      </text:list>
      <text:p text:style-name="P3"/>
      <text:p text:style-name="P21">Q<text:span text:style-name="T1">2 </text:span>– <text:span text:style-name="T9">Interfaces, I/O &amp; Subroutines</text:span></text:p>
      <text:p text:style-name="P3"/>
      <text:list xml:id="list252464383" text:style-name="L10">
        <text:list-item>
          <text:p text:style-name="P11">Polled vs Interrupt-driven I/O</text:p>
        </text:list-item>
        <text:list-item>
          <text:p text:style-name="P11">Write ARM code to interact with LEDs</text:p>
        </text:list-item>
        <text:list-item>
          <text:p text:style-name="P11">Code should deal with interrupts</text:p>
        </text:list-item>
        <text:list-item>
          <text:p text:style-name="P11">Interrupts should interact with other I/O devices</text:p>
        </text:list-item>
      </text:list>
      <text:p text:style-name="P7"/>
      <text:p text:style-name="P3"><text:span text:style-name="T6">Q</text:span><text:span text:style-name="T7">3</text:span><text:span text:style-name="T6"> – </text:span><text:span text:style-name="T8">Interrupts &amp; Modes</text:span></text:p>
      <text:p text:style-name="P19"/>
      <text:list xml:id="list151828374446629" text:continue-list="list151828017125855" text:style-name="L7">
        <text:list-item>
          <text:p text:style-name="P25">Explain 4 ARM Processor Modes</text:p>
        </text:list-item>
        <text:list-item>
          <text:p text:style-name="P25">Explain an interrupt hanlder;</text:p>
        </text:list-item>
        <text:list-item>
          <text:p text:style-name="P25">Vectored Interrupt vs Non-vectored Interrupt</text:p>
        </text:list-item>
        <text:list-item>
          <text:p text:style-name="P25">Write a SWI (Interrupt) handl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4:30:49.272338287</meta:creation-date>
    <dc:date>2018-04-10T15:18:26.540693496</dc:date>
    <meta:editing-duration>PT45M36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2" meta:paragraph-count="59" meta:word-count="299" meta:character-count="1691" meta:non-whitespace-character-count="1473"/>
  </office:meta>
</office:document-meta>
</file>